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" svg:font-family="'Lohit Hindi'" style:font-family-generic="system"/>
    <style:font-face style:name="Droid Sans Mono" svg:font-family="'Droid Sans Mono'" style:font-family-generic="modern" style:font-pitch="fixed"/>
    <style:font-face style:name="Monaco" svg:font-family="Monaco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6.247cm" fo:margin-left="-0.049cm" table:align="left"/>
    </style:style>
    <style:style style:name="Table1.A" style:family="table-column">
      <style:table-column-properties style:column-width="2.15cm"/>
    </style:style>
    <style:style style:name="Table1.B" style:family="table-column">
      <style:table-column-properties style:column-width="2.745cm"/>
    </style:style>
    <style:style style:name="Table1.C" style:family="table-column">
      <style:table-column-properties style:column-width="3.141cm"/>
    </style:style>
    <style:style style:name="Table1.D" style:family="table-column">
      <style:table-column-properties style:column-width="5.641cm"/>
    </style:style>
    <style:style style:name="Table1.E" style:family="table-column">
      <style:table-column-properties style:column-width="2.57cm"/>
    </style:style>
    <style:style style:name="Table1.A1" style:family="table-cell">
      <style:table-cell-properties fo:padding="0.097cm" fo:border-left="0.002cm solid #000000" fo:border-right="none" fo:border-top="0.002cm solid #000000" fo:border-bottom="none"/>
    </style:style>
    <style:style style:name="Table1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MU Serif"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CMU Serif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5.556cm" style:auto-text-indent="false" fo:break-before="pag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5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>
      <style:text-properties style:font-name="Monaco" fo:font-size="11pt" fo:font-style="normal" style:font-name-asian="Monaco" style:font-size-asian="11pt" style:font-style-asian="normal" style:font-name-complex="Monaco" style:font-size-complex="11pt" style:font-style-complex="normal"/>
    </style:style>
    <style:style style:name="P8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aco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Monaco"/>
    </style:style>
    <style:style style:name="P15" style:family="paragraph" style:parent-style-name="Text_20_body">
      <style:text-properties style:font-name="CMU Serif"/>
    </style:style>
    <style:style style:name="P16" style:family="paragraph" style:parent-style-name="Text_20_body" style:list-style-name="L1">
      <style:text-properties style:font-name="CMU Serif" fo:font-size="10pt" style:font-size-asian="10pt" style:font-size-complex="10pt"/>
    </style:style>
    <style:style style:name="P17" style:family="paragraph" style:parent-style-name="Text_20_body">
      <style:text-properties style:font-name="CMU Serif"/>
    </style:style>
    <style:style style:name="P18" style:family="paragraph" style:parent-style-name="Text_20_body">
      <style:text-properties style:font-name="CMU Serif" fo:font-style="normal" style:font-style-asian="normal" style:font-style-complex="normal"/>
    </style:style>
    <style:style style:name="P19" style:family="paragraph" style:parent-style-name="Text_20_body">
      <style:text-properties fo:color="#000000" style:font-name="Monaco" fo:font-size="11pt" style:font-name-asian="Monaco" style:font-size-asian="11pt" style:font-name-complex="Monaco" style:font-size-complex="11pt"/>
    </style:style>
    <style:style style:name="P20" style:family="paragraph" style:parent-style-name="Text_20_body">
      <style:paragraph-properties fo:break-before="page"/>
      <style:text-properties style:font-name="CMU Serif"/>
    </style:style>
    <style:style style:name="P21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  <style:text-properties style:font-name="CMU Serif"/>
    </style:style>
    <style:style style:name="P22" style:family="paragraph" style:parent-style-name="Heading_20_1">
      <style:text-properties style:font-name="CMU Serif"/>
    </style:style>
    <style:style style:name="P23" style:family="paragraph" style:parent-style-name="Heading_20_1">
      <style:paragraph-properties fo:text-align="center" style:justify-single-word="false"/>
      <style:text-properties style:font-name="CMU Serif"/>
    </style:style>
    <style:style style:name="P24" style:family="paragraph" style:parent-style-name="Heading_20_1">
      <style:text-properties style:font-name="CMU Serif"/>
    </style:style>
    <style:style style:name="P25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MU Serif"/>
    </style:style>
    <style:style style:name="P26" style:family="paragraph" style:parent-style-name="Heading_20_1" style:master-page-name="MP1">
      <style:paragraph-properties style:page-number="auto" fo:break-before="page"/>
      <style:text-properties style:font-name="CMU Serif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style:font-name="CMU Serif"/>
    </style:style>
    <style:style style:name="P29" style:family="paragraph" style:parent-style-name="Heading_20_3">
      <style:text-properties style:font-name="CMU Serif" fo:font-style="normal" style:font-style-asian="normal" style:font-style-complex="normal"/>
    </style:style>
    <style:style style:name="P30" style:family="paragraph" style:parent-style-name="Heading_20_2">
      <style:text-properties style:font-name="CMU Serif" fo:font-style="normal" style:font-style-asian="normal" style:font-style-complex="normal"/>
    </style:style>
    <style:style style:name="P31" style:family="paragraph" style:parent-style-name="Heading_20_2">
      <style:text-properties style:font-name="CMU Serif" fo:font-style="normal" style:font-style-asian="normal" style:font-style-complex="normal"/>
    </style:style>
    <style:style style:name="P32" style:family="paragraph" style:parent-style-name="Heading_20_2"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Heading_20_2">
      <style:paragraph-properties fo:break-before="page"/>
      <style:text-properties style:font-name="CMU Serif"/>
    </style:style>
    <style:style style:name="P34" style:family="paragraph" style:parent-style-name="Heading_20_2">
      <style:paragraph-properties fo:break-before="page"/>
      <style:text-properties style:font-name="CMU Serif" fo:font-style="normal" style:font-style-asian="normal" style:font-style-complex="normal"/>
    </style:style>
    <style:style style:name="P35" style:family="paragraph" style:parent-style-name="Table_20_Contents">
      <style:text-properties style:font-name="CMU Serif" fo:font-style="italic" style:font-style-asian="italic" style:font-style-complex="italic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CMU Serif"/>
    </style:style>
    <style:style style:name="T5" style:family="text">
      <style:text-properties style:font-name="CMU Serif" fo:font-style="normal" style:font-style-asian="normal" style:font-style-complex="normal"/>
    </style:style>
    <style:style style:name="T6" style:family="text"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MU Serif" fo:font-size="11pt" style:font-name-asian="Monaco" style:font-size-asian="11pt" style:font-name-complex="Monaco" style:font-size-complex="11pt"/>
    </style:style>
    <style:style style:name="T8" style:family="text">
      <style:text-properties style:font-name="CMU Serif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MU Serif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11pt" style:font-name-asian="Monaco" style:font-size-asian="11pt" style:font-name-complex="Monaco" style:font-size-complex="11pt"/>
    </style:style>
    <style:style style:name="T12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non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Monaco" fo:font-size="11pt" style:font-name-asian="Monaco" style:font-size-asian="11pt" style:font-name-complex="Monaco" style:font-size-complex="11pt"/>
    </style:style>
    <style:style style:name="T18" style:family="text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space-before="1.886cm" text:min-label-width="0.635cm"/>
        <style:text-properties style:font-name="OpenSymbol"/>
      </text:list-level-style-bullet>
      <text:list-level-style-bullet text:level="2" text:style-name="WW_5f_CharLFO1LVL2" text:bullet-char="◦">
        <style:list-level-properties text:space-before="2.521cm" text:min-label-width="0.635cm"/>
        <style:text-properties style:font-name="OpenSymbol"/>
      </text:list-level-style-bullet>
      <text:list-level-style-bullet text:level="3" text:style-name="WW_5f_CharLFO1LVL3" text:bullet-char="▪">
        <style:list-level-properties text:space-before="3.156cm" text:min-label-width="0.635cm"/>
        <style:text-properties style:font-name="OpenSymbol"/>
      </text:list-level-style-bullet>
      <text:list-level-style-bullet text:level="4" text:style-name="WW_5f_CharLFO1LVL4" text:bullet-char="•">
        <style:list-level-properties text:space-before="3.791cm" text:min-label-width="0.635cm"/>
        <style:text-properties style:font-name="OpenSymbol"/>
      </text:list-level-style-bullet>
      <text:list-level-style-bullet text:level="5" text:style-name="WW_5f_CharLFO1LVL5" text:bullet-char="◦">
        <style:list-level-properties text:space-before="4.426cm" text:min-label-width="0.635cm"/>
        <style:text-properties style:font-name="OpenSymbol"/>
      </text:list-level-style-bullet>
      <text:list-level-style-bullet text:level="6" text:style-name="WW_5f_CharLFO1LVL6" text:bullet-char="▪">
        <style:list-level-properties text:space-before="5.061cm" text:min-label-width="0.635cm"/>
        <style:text-properties style:font-name="OpenSymbol"/>
      </text:list-level-style-bullet>
      <text:list-level-style-bullet text:level="7" text:style-name="WW_5f_CharLFO1LVL7" text:bullet-char="•">
        <style:list-level-properties text:space-before="5.696cm" text:min-label-width="0.635cm"/>
        <style:text-properties style:font-name="OpenSymbol"/>
      </text:list-level-style-bullet>
      <text:list-level-style-bullet text:level="8" text:style-name="WW_5f_CharLFO1LVL8" text:bullet-char="◦">
        <style:list-level-properties text:space-before="6.331cm" text:min-label-width="0.635cm"/>
        <style:text-properties style:font-name="OpenSymbol"/>
      </text:list-level-style-bullet>
      <text:list-level-style-bullet text:level="9" text:style-name="WW_5f_CharLFO1LVL9" text:bullet-char="▪">
        <style:list-level-properties text:space-before="6.966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-start text:name="__RefHeading__698_1817488610"/><text:line-break/>Software Engineering Group Projects –<text:bookmark-end text:name="__RefHeading__698_1817488610"/></text:h>
      <text:h text:style-name="P23" text:outline-level="1"><text:bookmark-start text:name="__RefHeading__360_632211959"/>Design Specification<text:line-break/><text:line-break/><text:bookmark-end text:name="__RefHeading__360_632211959"/></text:h>
      <text:p text:style-name="P2"/>
      <text:p text:style-name="P3">Author: <text:s text:c="4"/><text:tab/><text:tab/>Harry Buckley</text:p>
      <text:p text:style-name="P3">Config Ref: <text:tab/><text:tab/>-config ref-</text:p>
      <text:p text:style-name="P3">Date: <text:s text:c="8"/><text:tab/><text:tab/>28<text:span text:style-name="T3">th</text:span> November 2013</text:p>
      <text:p text:style-name="P3">Version: <text:s text:c="4"/><text:tab/><text:tab/>0.1</text:p>
      <text:p text:style-name="P3">Status: <text:s text:c="7"/><text:tab/>draf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partment of Computer Science</text:p>
      <text:p text:style-name="P3">Aberystwyth University</text:p>
      <text:p text:style-name="P3">Aberystwyth</text:p>
      <text:p text:style-name="P3">Ceredigion</text:p>
      <text:p text:style-name="P3">SY23 3DB</text:p>
      <text:p text:style-name="P3">Copyright © Aberystwyth University 2013</text:p>
      <text:p text:style-name="P4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5"><text:a xlink:type="simple" xlink:href="#__RefHeading__698_1817488610"><text:s/>Software Engineering Group Projects –<text:tab/>1</text:a></text:p>
          <text:p text:style-name="P5"><text:a xlink:type="simple" xlink:href="#__RefHeading__360_632211959">-Insert Title of document<text:tab/>1</text:a></text:p>
          <text:p text:style-name="P5"><text:a xlink:type="simple" xlink:href="#__RefHeading__448_1210628608">1. INTRODUCTION<text:tab/>3</text:a></text:p>
          <text:p text:style-name="P5"><text:a xlink:type="simple" xlink:href="#__RefHeading__450_1210628608">1.1 Purpose<text:tab/>3</text:a></text:p>
          <text:p text:style-name="P5"><text:a xlink:type="simple" xlink:href="#__RefHeading__452_1210628608">1.2 Scope<text:tab/>3</text:a></text:p>
          <text:p text:style-name="P5"><text:a xlink:type="simple" xlink:href="#__RefHeading__454_1210628608">1.3 Objective<text:tab/>3</text:a></text:p>
          <text:p text:style-name="P5"><text:a xlink:type="simple" xlink:href="#__RefHeading__550_89842639">2. TEST SPECIFICATION TABLE<text:tab/>4</text:a></text:p>
          <text:p text:style-name="P5"><text:a xlink:type="simple" xlink:href="#__RefHeading__1624_231547790">3. REFERENCES<text:tab/>4</text:a></text:p>
          <text:p text:style-name="P5"><text:a xlink:type="simple" xlink:href="#__RefHeading__458_1210628608">4. DOCUMENT HISTORY<text:tab/>4</text:a></text:p>
        </text:index-body>
      </text:table-of-content>
      <text:p text:style-name="P3"/>
      <text:p text:style-name="P3"/>
      <text:p text:style-name="P3"/>
      <text:p text:style-name="P21"/>
      <text:h text:style-name="P28" text:outline-level="1"><text:bookmark-start text:name="__RefHeading__448_1210628608"/>1. INTRODUCTION<text:bookmark-end text:name="__RefHeading__448_1210628608"/></text:h>
      <text:h text:style-name="P30" text:outline-level="2"><text:bookmark-start text:name="__RefHeading__450_1210628608"/>1.1 Purpose<text:bookmark-end text:name="__RefHeading__450_1210628608"/></text:h>
      <text:p text:style-name="P1">The purpose of this document it to, specify the technical design of both the Android and web applications.</text:p>
      <text:h text:style-name="P30" text:outline-level="2"><text:bookmark-start text:name="__RefHeading__452_1210628608"/>1.2 Scope<text:bookmark-end text:name="__RefHeading__452_1210628608"/></text:h>
      <text:p text:style-name="P1">This document, will cover all aspects of the Android and web design.</text:p>
      <text:h text:style-name="P30" text:outline-level="2"><text:bookmark-start text:name="__RefHeading__454_1210628608"/>1.3 Objective<text:bookmark-end text:name="__RefHeading__454_1210628608"/></text:h>
      <text:p text:style-name="P1">The precise areas which this document will cover are:</text:p>
      <text:list xml:id="list4434772427458541923" text:style-name="L1">
        <text:list-item>
          <text:p text:style-name="P16">Provide a clear class diagram, covering all aspects of the Android app.</text:p>
        </text:list-item>
        <text:list-item>
          <text:p text:style-name="P16">Define, in detail, the interaction between the Android and server applications.</text:p>
        </text:list-item>
      </text:list>
      <text:p text:style-name="P15"/>
      <text:p text:style-name="P20"/>
      <text:h text:style-name="P22" text:outline-level="1">4. IN<text:span text:style-name="T4">TERFACE DESCRIPTION</text:span></text:h>
      <text:h text:style-name="P30" text:outline-level="2">4.1 Screens</text:h>
      <text:p text:style-name="P18">The following classes all extend Activity and are used to control the display.</text:p>
      <text:h text:style-name="P29" text:outline-level="3">4.1.1 optionsScreen</text:h>
      <text:p text:style-name="P6"><text:span text:style-name="Citation"><text:span text:style-name="T13">public</text:span></text:span><text:span text:style-name="Citation"><text:span text:style-name="T10"> </text:span></text:span><text:span text:style-name="Citation"><text:span text:style-name="T13">class</text:span></text:span><text:span text:style-name="Citation"><text:span text:style-name="T10"> OptionsScreen </text:span></text:span><text:span text:style-name="Citation"><text:span text:style-name="T13">extends</text:span></text:span><text:span text:style-name="Citation"><text:span text:style-name="T10"> GeneralActivity {</text:span></text:span></text:p>
      <text:p text:style-name="P9"><text:span text:style-name="Citation"><text:span text:style-name="T10"/></text:span></text:p>
      <text:p text:style-name="P9"><text:span text:style-name="Citation"><text:span text:style-name="T13"><text:tab/></text:span></text:span><text:span text:style-name="Citation"><text:span text:style-name="T13">public</text:span></text:span><text:span text:style-name="Citation"><text:span text:style-name="T10"> </text:span></text:span><text:span text:style-name="Citation"><text:span text:style-name="T13">void</text:span></text:span><text:span text:style-name="Citation"><text:span text:style-name="T10"> changeBackgroundColor(View v);</text:span></text:span></text:p>
      <text:p text:style-name="P13"><text:span text:style-name="Citation"><text:span text:style-name="T12">}</text:span></text:span></text:p>
      <text:h text:style-name="P29" text:outline-level="3"><text:span text:style-name="T10">4.1</text:span>.2 MainMenuScreen</text:h>
      <text:p text:style-name="P8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MainMenu </text:span><text:span text:style-name="Citation"><text:span text:style-name="T16">extends</text:span></text:span><text:span text:style-name="Citation"> GeneralActivity {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startMyWalksScreen(View v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startWalkSetupScreen(View v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startOptionsScreen(View v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StartLoginScreen(View v);</text:span></text:p>
      <text:p text:style-name="P12"><text:span text:style-name="Citation"><text:span text:style-name="T17">}</text:span></text:span></text:p>
      <text:h text:style-name="P29" text:outline-level="3"><text:span text:style-name="T10">4.1.</text:span>3 MyWalkScreen</text:h>
      <text:p text:style-name="P8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MyWalksScreen </text:span><text:span text:style-name="Citation"><text:span text:style-name="T16">extends</text:span></text:span><text:span text:style-name="Citation"> GeneralActivity {</text:span></text:p>
      <text:p text:style-name="P11"><text:span text:style-name="Citation"><text:tab/>//yet to be decided on.</text:span></text:p>
      <text:p text:style-name="P12"><text:span text:style-name="Citation"><text:span text:style-name="T17">}</text:span></text:span></text:p>
      <text:h text:style-name="P29" text:outline-level="3">4.1.4 WalkSetupScreen</text:h>
      <text:p text:style-name="P8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WalkSetupScreen </text:span><text:span text:style-name="Citation"><text:span text:style-name="T16">extends</text:span></text:span><text:span text:style-name="Citation"> GeneralActivity {</text:span></text:p>
      <text:p text:style-name="P8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submit(View v);</text:span></text:p>
      <text:p text:style-name="P12"><text:span text:style-name="Citation"><text:span text:style-name="T17">}</text:span></text:span></text:p>
      <text:h text:style-name="P29" text:outline-level="3">4.1.5 MapScreen</text:h>
      <text:p text:style-name="P8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MapScreen </text:span><text:span text:style-name="Citation"><text:span text:style-name="T16">extends</text:span></text:span><text:span text:style-name="Citation"> GeneralActivity {</text:span></text:p>
      <text:p text:style-name="P11"><text:span text:style-name="Citation"><text:tab/></text:span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addPOI(View v);</text:span></text:p>
      <text:p text:style-name="P11"><text:span text:style-name="Citation"/></text:p>
      <text:p text:style-name="P13"><text:span text:style-name="Citation"><text:span text:style-name="T12">}</text:span></text:span></text:p>
      <text:h text:style-name="P29" text:outline-level="3"><text:soft-page-break/>4.1.6 GeneralActivity</text:h>
      <text:p text:style-name="P6"><text:span text:style-name="Citation"><text:span text:style-name="T13">public</text:span></text:span><text:span text:style-name="Citation"><text:span text:style-name="T10"> </text:span></text:span><text:span text:style-name="Citation"><text:span text:style-name="T13">abstract</text:span></text:span><text:span text:style-name="Citation"><text:span text:style-name="T10"> </text:span></text:span><text:span text:style-name="Citation"><text:span text:style-name="T13">class</text:span></text:span><text:span text:style-name="Citation"><text:span text:style-name="T10"> GeneralActivity </text:span></text:span><text:span text:style-name="Citation"><text:span text:style-name="T13">extends</text:span></text:span><text:span text:style-name="Citation"><text:span text:style-name="T10"> Activity{</text:span></text:span></text:p>
      <text:p text:style-name="P9"><text:span text:style-name="Citation"><text:span text:style-name="T10"/></text:span></text:p>
      <text:p text:style-name="P9"><text:span text:style-name="Citation"><text:span text:style-name="T10"><text:tab/></text:span></text:span><text:span text:style-name="Citation"><text:span text:style-name="T13">public</text:span></text:span><text:span text:style-name="Citation"><text:span text:style-name="T10"> </text:span></text:span><text:span text:style-name="Citation"><text:span text:style-name="T13">void</text:span></text:span><text:span text:style-name="Citation"><text:span text:style-name="T10"> setBackgroundColor(</text:span></text:span><text:span text:style-name="Citation"><text:span text:style-name="T13">int</text:span></text:span><text:span text:style-name="Citation"><text:span text:style-name="T10"> c);</text:span></text:span></text:p>
      <text:p text:style-name="P9"><text:span text:style-name="Citation"><text:span text:style-name="T10"/></text:span></text:p>
      <text:p text:style-name="P9"><text:span text:style-name="Citation"><text:span text:style-name="T10"><text:tab/></text:span></text:span><text:span text:style-name="Citation"><text:span text:style-name="T13">public</text:span></text:span><text:span text:style-name="Citation"><text:span text:style-name="T10"> </text:span></text:span><text:span text:style-name="Citation"><text:span text:style-name="T13">void</text:span></text:span><text:span text:style-name="Citation"><text:span text:style-name="T10"> setForegroundColor(</text:span></text:span><text:span text:style-name="Citation"><text:span text:style-name="T13">int</text:span></text:span><text:span text:style-name="Citation"><text:span text:style-name="T10"> c);</text:span></text:span></text:p>
      <text:p text:style-name="P9"><text:span text:style-name="Citation"><text:span text:style-name="T10"/></text:span></text:p>
      <text:p text:style-name="P9"><text:span text:style-name="Citation"><text:span text:style-name="T10"><text:tab/></text:span></text:span><text:span text:style-name="Citation"><text:span text:style-name="T13">public</text:span></text:span><text:span text:style-name="Citation"><text:span text:style-name="T10"> </text:span></text:span><text:span text:style-name="Citation"><text:span text:style-name="T13">void</text:span></text:span><text:span text:style-name="Citation"><text:span text:style-name="T10"> setTextColor(</text:span></text:span><text:span text:style-name="Citation"><text:span text:style-name="T13">int</text:span></text:span><text:span text:style-name="Citation"><text:span text:style-name="T10"> c);</text:span></text:span></text:p>
      <text:p text:style-name="P10"><text:span text:style-name="Citation"><text:span text:style-name="T11">}</text:span></text:span></text:p>
      <text:p text:style-name="P10"><text:span text:style-name="Citation"><text:span text:style-name="T11"/></text:span></text:p>
      <text:h text:style-name="P33" text:outline-level="2"><text:span text:style-name="T15">4.2 Views</text:span></text:h>
      <text:h text:style-name="P29" text:outline-level="3">4.2.1 MapView</text:h>
      <text:h text:style-name="P29" text:outline-level="3">4.2.2 WalkInfoView</text:h>
      <text:h text:style-name="P29" text:outline-level="3">4.2.3 PopupView</text:h>
      <text:h text:style-name="P29" text:outline-level="3">4.2.4 PoiInfoView</text:h>
      <text:h text:style-name="P29" text:outline-level="3">4.2.5 PlacesVisitedView</text:h>
      <text:h text:style-name="P29" text:outline-level="3">4.2.6 WalkFinishedView</text:h>
      <text:h text:style-name="P29" text:outline-level="3">4.2.7 AddPoiView</text:h>
      <text:p text:style-name="P18"/>
      <text:h text:style-name="P34" text:outline-level="2">4.3 Models</text:h>
      <text:h text:style-name="P29" text:outline-level="3">4.3.1 WalkModel</text:h>
      <text:p text:style-name="P8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WalkModel {<text:tab/></text:span></text:p>
      <text:p text:style-name="P8"><text:span text:style-name="Citation"><text:span text:style-name="T16"><text:tab/>public</text:span></text:span><text:span text:style-name="Citation"> WalkModel(</text:span><text:span text:style-name="Citation"><text:span text:style-name="T16">int</text:span></text:span><text:span text:style-name="Citation"> id,String title,Vector&lt;LocationPoint&gt; path,String shortDesc,String longDesc);</text:span></text:p>
      <text:p text:style-name="P8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Vector&lt;LocationPoint&gt; getRoutePath(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double</text:span></text:span><text:span text:style-name="Citation"> getDistance(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double</text:span></text:span><text:span text:style-name="Citation"> getTimeTaken(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String getTitle(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String getShortDescription(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setShortDescription(String newShortDesc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String getLongDescription(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setLongDescription(String newLongDesc);</text:span></text:p>
      <text:p text:style-name="P11"><text:span text:style-name="Citation"><text:tab/>//...</text:span></text:p>
      <text:p text:style-name="P12"><text:span text:style-name="Citation"><text:span text:style-name="T17"><text:tab/></text:span></text:span><text:span text:style-name="Citation"><text:span text:style-name="T18">public</text:span></text:span><text:span text:style-name="Citation"><text:span text:style-name="T17"> </text:span></text:span><text:span text:style-name="Citation"><text:span text:style-name="T18">void</text:span></text:span><text:span text:style-name="Citation"><text:span text:style-name="T17"> addLocation(LocationPoint point);</text:span></text:span></text:p>
      <text:h text:style-name="P29" text:outline-level="3">4.3.2 LocationPoint</text:h>
      <text:p text:style-name="P19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LocationPoint {</text:span></text:p>
      <text:p text:style-name="P8"><text:span text:style-name="Citation"><text:tab/></text:span><text:span text:style-name="Citation"><text:span text:style-name="T16">public</text:span></text:span><text:span text:style-name="Citation"> LocationPoint(</text:span><text:span text:style-name="Citation"><text:span text:style-name="T16">double</text:span></text:span><text:span text:style-name="Citation"> x,</text:span><text:span text:style-name="Citation"><text:span text:style-name="T16">double</text:span></text:span><text:span text:style-name="Citation"> y);</text:span></text:p>
      <text:p text:style-name="P8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LocationPoint(</text:span><text:span text:style-name="Citation"><text:span text:style-name="T16">double</text:span></text:span><text:span text:style-name="Citation"> x,</text:span><text:span text:style-name="Citation"><text:span text:style-name="T16">double</text:span></text:span><text:span text:style-name="Citation"> y,</text:span><text:span text:style-name="Citation"><text:span text:style-name="T16">double</text:span></text:span><text:span text:style-name="Citation"> time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double</text:span></text:span><text:span text:style-name="Citation"> getTime();</text:span></text:p>
      <text:p text:style-name="P11"><text:span text:style-name="Citation"><text:tab/></text:span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double</text:span></text:span><text:span text:style-name="Citation"> getLongitude(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double</text:span></text:span><text:span text:style-name="Citation"> getLatitude();</text:span></text:p>
      <text:p text:style-name="P11"><text:span text:style-name="Citation"/></text:p>
      <text:p text:style-name="P12"><text:span text:style-name="Citation"><text:span text:style-name="T17"><text:tab/></text:span></text:span><text:span text:style-name="Citation"><text:span text:style-name="T18">protected</text:span></text:span><text:span text:style-name="Citation"><text:span text:style-name="T17"> </text:span></text:span><text:span text:style-name="Citation"><text:span text:style-name="T18">double</text:span></text:span><text:span text:style-name="Citation"><text:span text:style-name="T17"> distanceTo(LocationPoint point)</text:span></text:span><text:span text:style-name="Citation"><text:span text:style-name="T7">;</text:span></text:span></text:p>
      <text:p text:style-name="P12"><text:span text:style-name="Citation"><text:span text:style-name="T7">}</text:span></text:span></text:p>
      <text:h text:style-name="P29" text:outline-level="3">4.3.3 PointOfInterest</text:h>
      <text:p text:style-name="P7"><text:span text:style-name="Citation"><text:span text:style-name="T13">public</text:span></text:span><text:span text:style-name="Citation"><text:span text:style-name="T10"> </text:span></text:span><text:span text:style-name="Citation"><text:span text:style-name="T13">class</text:span></text:span><text:span text:style-name="Citation"><text:span text:style-name="T10"> PointOfInterest </text:span></text:span><text:span text:style-name="Citation"><text:span text:style-name="T13">extends</text:span></text:span><text:span text:style-name="Citation"><text:span text:style-name="T10"> LocationPoint{</text:span></text:span></text:p>
      <text:p text:style-name="P9"><text:span text:style-name="Citation"><text:span text:style-name="T10"/></text:span></text:p>
      <text:p text:style-name="P9"><text:span text:style-name="Citation"><text:span text:style-name="T10"><text:tab/></text:span></text:span><text:span text:style-name="Citation"><text:span text:style-name="T13">public</text:span></text:span><text:span text:style-name="Citation"><text:span text:style-name="T10"> PointOfInterest(</text:span></text:span><text:span text:style-name="Citation"><text:span text:style-name="T13">double</text:span></text:span><text:span text:style-name="Citation"><text:span text:style-name="T10"> x,</text:span></text:span><text:span text:style-name="Citation"><text:span text:style-name="T13">double</text:span></text:span><text:span text:style-name="Citation"><text:span text:style-name="T10"> y);</text:span></text:span></text:p>
      <text:p text:style-name="P11"><text:span text:style-name="Citation"><text:tab/></text:span></text:p>
      <text:p text:style-name="P9"><text:soft-page-break/><text:span text:style-name="Citation"><text:span text:style-name="T10"><text:tab/></text:span></text:span><text:span text:style-name="Citation"><text:span text:style-name="T13">public</text:span></text:span><text:span text:style-name="Citation"><text:span text:style-name="T10"> </text:span></text:span><text:span text:style-name="Citation"><text:span text:style-name="T14">Vector</text:span></text:span><text:span text:style-name="Citation"><text:span text:style-name="T10">&lt;ImageInformation&gt; getImages();</text:span></text:span></text:p>
      <text:p text:style-name="P9"><text:span text:style-name="Citation"><text:span text:style-name="T10"/></text:span></text:p>
      <text:p text:style-name="P9"><text:span text:style-name="Citation"><text:span text:style-name="T10"><text:tab/></text:span></text:span><text:span text:style-name="Citation"><text:span text:style-name="T13">public</text:span></text:span><text:span text:style-name="Citation"><text:span text:style-name="T10"> </text:span></text:span><text:span text:style-name="Citation"><text:span text:style-name="T14">String</text:span></text:span><text:span text:style-name="Citation"><text:span text:style-name="T10"> getDescription();</text:span></text:span></text:p>
      <text:p text:style-name="P9"><text:span text:style-name="Citation"><text:span text:style-name="T10"/></text:span></text:p>
      <text:p text:style-name="P9"><text:span text:style-name="Citation"><text:span text:style-name="T10"><text:tab/></text:span></text:span><text:span text:style-name="Citation"><text:span text:style-name="T13">public</text:span></text:span><text:span text:style-name="Citation"><text:span text:style-name="T10"> </text:span></text:span><text:span text:style-name="Citation"><text:span text:style-name="T13">void</text:span></text:span><text:span text:style-name="Citation"><text:span text:style-name="T10"> setDescription(</text:span></text:span><text:span text:style-name="Citation"><text:span text:style-name="T14">String</text:span></text:span><text:span text:style-name="Citation"><text:span text:style-name="T10"> desc);</text:span></text:span></text:p>
      <text:p text:style-name="P10"><text:span text:style-name="Citation"><text:span text:style-name="T11">}</text:span></text:span></text:p>
      <text:p text:style-name="P10"><text:span text:style-name="Citation"><text:span text:style-name="T11"/></text:span></text:p>
      <text:p text:style-name="P14"><text:span text:style-name="Citation"><text:span text:style-name="T11"/></text:span></text:p>
      <text:h text:style-name="P30" text:outline-level="2">4.4 Controllers</text:h>
      <text:h text:style-name="P29" text:outline-level="3">4.4.1 RouteRecorder</text:h>
      <text:p text:style-name="P19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RouteRecorder </text:span><text:span text:style-name="Citation"><text:span text:style-name="T16">extends</text:span></text:span><text:span text:style-name="Citation"> Service </text:span><text:span text:style-name="Citation"><text:span text:style-name="T16">implements</text:span></text:span><text:span text:style-name="Citation"> LocationListener{</text:span></text:p>
      <text:p text:style-name="P19"><text:span text:style-name="Citation"><text:span text:style-name="T4"><text:tab/>//not yet decided on</text:span></text:span></text:p>
      <text:p text:style-name="P19"><text:span text:style-name="Citation"><text:span text:style-name="T4">}</text:span></text:span></text:p>
      <text:h text:style-name="P29" text:outline-level="3">4.4.2 WalkManager</text:h>
      <text:p text:style-name="P8"><text:span text:style-name="Citation"><text:span text:style-name="T16">public</text:span></text:span><text:span text:style-name="Citation"> </text:span><text:span text:style-name="Citation"><text:span text:style-name="T16">class</text:span></text:span><text:span text:style-name="Citation"> WalkManager </text:span><text:span text:style-name="Citation"><text:span text:style-name="T16">extends</text:span></text:span><text:span text:style-name="Citation"> SQLiteOpenHelper{</text:span></text:p>
      <text:p text:style-name="P11"><text:span text:style-name="Citation"><text:tab/></text:span><text:span text:style-name="Citation"><text:span text:style-name="T16">public</text:span></text:span><text:span text:style-name="Citation"> WalkManager(Context context);</text:span></text:p>
      <text:p text:style-name="P11"><text:span text:style-name="Citation"><text:tab/></text:span></text:p>
      <text:p text:style-name="P11"><text:span text:style-name="Citation"><text:tab/></text:span><text:span text:style-name="Citation"><text:span text:style-name="T16">public</text:span></text:span><text:span text:style-name="Citation"> </text:span><text:span text:style-name="Citation"><text:span text:style-name="T16">void</text:span></text:span><text:span text:style-name="Citation"> addWalkModel(WalkModel walk);</text:span></text:p>
      <text:p text:style-name="P11"><text:span text:style-name="Citation"/></text:p>
      <text:p text:style-name="P11"><text:span text:style-name="Citation"><text:tab/></text:span><text:span text:style-name="Citation"><text:span text:style-name="T16">public</text:span></text:span><text:span text:style-name="Citation"> WalkModel getWalkByID(</text:span><text:span text:style-name="Citation"><text:span text:style-name="T16">int</text:span></text:span><text:span text:style-name="Citation"> index);</text:span></text:p>
      <text:p text:style-name="P11"><text:span text:style-name="Citation"/></text:p>
      <text:p text:style-name="P12"><text:span text:style-name="Citation"><text:span text:style-name="T17">}</text:span></text:span></text:p>
      <text:h text:style-name="Heading_20_1" text:outline-level="1"><text:span text:style-name="Citation"><text:span text:style-name="T4"/></text:span></text:h>
      <text:h text:style-name="P27" text:outline-level="1"><text:span text:style-name="Citation"><text:span text:style-name="T4">5. DETAILED DESIGN</text:span></text:span></text:h>
      <text:h text:style-name="Heading_20_2" text:outline-level="2"><text:span text:style-name="Citation"><text:span text:style-name="T6">5.1 Sequence Diagrams</text:span></text:span></text:h>
      <text:h text:style-name="Heading_20_2" text:outline-level="2"><text:span text:style-name="Citation"><text:span text:style-name="T6">5.2 Significant algorithms</text:span></text:span></text:h>
      <text:h text:style-name="Heading_20_3" text:outline-level="3"><text:span text:style-name="Citation"><text:span text:style-name="T6">5.2.1 RouteRecorder Algorithm</text:span></text:span></text:h>
      <text:p text:style-name="Text_20_body"><text:span text:style-name="Citation"><text:span text:style-name="T8">While( walk not finished) do</text:span></text:span></text:p>
      <text:p text:style-name="Text_20_body"><text:span text:style-name="Citation"><text:span text:style-name="T8"><text:tab/>get location</text:span></text:span></text:p>
      <text:p text:style-name="Text_20_body"><text:span text:style-name="Citation"><text:span text:style-name="T8"><text:tab/>if( distance between( new location, old location) bigger than X ) then</text:span></text:span></text:p>
      <text:p text:style-name="Text_20_body"><text:span text:style-name="Citation"><text:span text:style-name="T8"><text:tab/><text:tab/>add new location to walkModel</text:span></text:span></text:p>
      <text:p text:style-name="Text_20_body"><text:span text:style-name="Citation"><text:span text:style-name="T8"><text:tab/>end if</text:span></text:span></text:p>
      <text:p text:style-name="Text_20_body"><text:span text:style-name="Citation"><text:span text:style-name="T8">end while</text:span></text:span></text:p>
      <text:h text:style-name="P32" text:outline-level="2">5.3 Significant data structures</text:h>
      <text:p text:style-name="Text_20_body"><text:span text:style-name="T6"><text:tab/>WalkModel,LocationPoint,PointOfInterest</text:span></text:p>
      <text:h text:style-name="Heading_20_2" text:outline-level="2"/>
      <text:h text:style-name="Heading_20_2" text:outline-level="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6" text:outline-level="1"><text:bookmark-start text:name="__RefHeading__1624_231547790"/>3. REFERENCES<text:bookmark-end text:name="__RefHeading__1624_231547790"/></text:h>
      <text:p text:style-name="P15"/>
      <text:h text:style-name="P22" text:outline-level="1"><text:bookmark-start text:name="__RefHeading__458_1210628608"/>4. DOCUMENT HISTORY<text:bookmark-end text:name="__RefHeading__458_121062860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5">Version</text:p>
          </table:table-cell>
          <table:table-cell table:style-name="Table1.A1" office:value-type="string">
            <text:p text:style-name="P35">CCF No.</text:p>
          </table:table-cell>
          <table:table-cell table:style-name="Table1.A1" office:value-type="string">
            <text:p text:style-name="P35">Date</text:p>
          </table:table-cell>
          <table:table-cell table:style-name="Table1.A1" office:value-type="string">
            <text:p text:style-name="P35">Changes Made to document</text:p>
          </table:table-cell>
          <table:table-cell table:style-name="Table1.E1" office:value-type="string">
            <text:p text:style-name="P35">Changed by</text:p>
          </table:table-cell>
        </table:table-row>
        <table:table-row>
          <table:table-cell table:style-name="Table1.A2" office:value-type="string">
            <text:p text:style-name="P35">0.1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>28/11/13</text:p>
          </table:table-cell>
          <table:table-cell table:style-name="Table1.A2" office:value-type="string">
            <text:p text:style-name="P35">Created </text:p>
          </table:table-cell>
          <table:table-cell table:style-name="Table1.E2" office:value-type="string">
            <text:p text:style-name="P35">hfb1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" svg:font-family="'Lohit Hindi'" style:font-family-generic="system"/>
    <style:font-face style:name="Droid Sans Mono" svg:font-family="'Droid Sans Mono'" style:font-family-generic="modern" style:font-pitch="fixed"/>
    <style:font-face style:name="Monaco" svg:font-family="Monaco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GB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size="10pt" style:font-name-asian="WenQuanYi Micro Hei" style:font-size-asian="10pt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CMU Serif" fo:font-size="10pt" style:font-size-asian="10pt" style:font-size-complex="10pt"/>
    </style:style>
    <style:style style:name="MT1" style:family="text">
      <style:text-properties style:font-name="CMU Serif" fo:font-size="10pt" style:font-size-asian="10pt" style:font-size-complex="10pt"/>
    </style:style>
    <style:style style:name="M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__RefHeading__700_1817488610"/>Software Engineering Group Projects – Design Specification <text:s text:c="39"/>Version 0.1 (Draft)<text:bookmark-end text:name="__RefHeading__700_1817488610"/></text:p>
      </style:header>
      <style:footer>
        <text:p text:style-name="Footer"><text:span text:style-name="Default_20_Paragraph_20_Font"><text:span text:style-name="MT1">COMPUTER SCIENCE / ABERYSTWYTH UNIVERSITY </text:span></text:span><text:span text:style-name="Default_20_Paragraph_20_Font"><text:span text:style-name="MT2"><text:tab/>Page </text:span></text:span><text:span text:style-name="Default_20_Paragraph_20_Font"><text:span text:style-name="MT2"><text:page-number text:select-page="current">10</text:page-number></text:span></text:span><text:span text:style-name="Default_20_Paragraph_20_Font"><text:span text:style-name="MT2"> of </text:span></text:span><text:span text:style-name="Default_20_Paragraph_20_Font"><text:span text:style-name="MT2"><text:page-count>11</text:page-count></text:span></text:span></text:p>
      </style:footer>
    </style:master-page>
    <style:master-page style:name="MP1" style:page-layout-name="Mpm2">
      <style:header>
        <text:p text:style-name="MP1"><text:bookmark-start text:name="__RefHeading__700_18174886101"/>Software Engineering Group Projects – Test Specification<text:tab/><text:tab/><text:tab/> Version x.x (Status)<text:bookmark-end text:name="__RefHeading__700_18174886101"/></text:p>
      </style:header>
      <style:footer>
        <text:p text:style-name="Footer"><text:span text:style-name="Default_20_Paragraph_20_Font"><text:span text:style-name="MT1">COMPUTER SCIENCE / ABERYSTWYTH UNIVERSITY <text:tab/></text:span></text:span><text:span text:style-name="Default_20_Paragraph_20_Font"><text:span text:style-name="MT2">Page </text:span></text:span><text:span text:style-name="Default_20_Paragraph_20_Font"><text:span text:style-name="MT2"><text:page-number text:select-page="current">11</text:page-number></text:span></text:span><text:span text:style-name="Default_20_Paragraph_20_Font"><text:span text:style-name="MT2"> of </text:span></text:span><text:span text:style-name="Default_20_Paragraph_20_Font"><text:span text:style-name="MT2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Mosopefoluwa David Adejumo [mda]</meta:initial-creator>
    <meta:creation-date>2013-11-23T12:05:00Z</meta:creation-date>
    <dc:date>2013-11-28T15:36:39</dc:date>
    <meta:editing-cycles>24</meta:editing-cycles>
    <meta:editing-duration>PT1H42M58S</meta:editing-duration>
    <dc:creator>Harry Buckley</dc:creator>
    <meta:document-statistic meta:table-count="1" meta:image-count="0" meta:object-count="0" meta:page-count="11" meta:paragraph-count="144" meta:word-count="514" meta:character-count="4081"/>
    <meta:template xlink:type="simple" xlink:actuate="onRequest" xlink:title="" xlink:href="../se_07_ds_01.odt/Normal.dotm"/>
  </office:meta>
</office:document-meta>
</file>